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>
        <style:tab-stops/>
      </style:paragraph-properties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>
        <style:tab-stops/>
      </style:paragraph-properties>
      <style:text-properties style:font-name="Century Gothic1" fo:font-size="12pt" style:font-size-asian="12pt" style:font-size-complex="12pt"/>
    </style:style>
    <style:style style:name="P4" style:family="paragraph" style:parent-style-name="Standard">
      <style:paragraph-properties>
        <style:tab-stops/>
      </style:paragraph-properties>
      <style:text-properties style:font-name="Century Gothic1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>
        <style:tab-stops/>
      </style:paragraph-properties>
      <style:text-properties style:font-name="Century Gothic1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Andale Mono"/>
    </style:style>
    <style:style style:name="T10" style:family="text">
      <style:text-properties style:font-name="Andale Mono" fo:language="en" fo:country="US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weight="bold" style:font-weight-asian="bold" style:font-weight-complex="bold"/>
    </style:style>
    <style:style style:name="T13" style:family="text">
      <style:text-properties fo:language="en" fo:country="US" fo:font-style="italic" style:font-style-asian="italic" style:font-style-complex="italic"/>
    </style:style>
    <style:style style:name="T14" style:family="text">
      <style:text-properties fo:language="en" fo:country="US" fo:font-style="normal" style:font-style-asian="normal" style:font-style-complex="normal"/>
    </style:style>
    <style:style style:name="T15" style:family="text">
      <style:text-properties style:font-weight-asian="bold"/>
    </style:style>
    <style:style style:name="T16" style:family="text">
      <style:text-properties style:font-size-complex="12pt"/>
    </style:style>
    <style:style style:name="T17" style:family="text">
      <style:text-properties style:font-weight-complex="bold"/>
    </style:style>
    <style:style style:name="T18" style:family="text">
      <style:text-properties fo:font-size="12pt"/>
    </style:style>
    <style:style style:name="T19" style:family="text">
      <style:text-properties style:font-size-asian="12pt"/>
    </style:style>
    <style:style style:name="T20" style:family="text">
      <style:text-properties style:font-name="Andale Mono" fo:language="en" fo:country="US"/>
    </style:style>
    <style:style style:name="T21" style:family="text">
      <style:text-properties style:font-name="Andale Mono" fo:language="en" fo:country="US" fo:font-style="normal" style:font-style-asian="normal" style:font-style-complex="normal"/>
    </style:style>
    <style:style style:name="T22" style:family="text">
      <style:text-properties fo:font-size="10pt" fo:language="en" fo:country="US" style:font-size-asian="10pt" style:font-size-complex="10pt"/>
    </style:style>
    <style:style style:name="T23" style:family="text">
      <style:text-properties fo:font-size="10pt" fo:language="en" fo:country="US" fo:font-style="italic" style:font-size-asian="10pt" style:font-style-asian="italic" style:font-size-complex="10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ugas Praktikum Sesi 9<text:line-break/><text:line-break/>Judul Tugas “Calculator”</text:p>
      <text:p text:style-name="P3"><text:span text:style-name="T2"><text:line-break/></text:span><text:span text:style-name="T3"><text:tab/>1. Buatlah </text:span><text:span text:style-name="T5">folder calculator</text:span><text:span text:style-name="T7"> didalam folder sesi9 !</text:span></text:p>
      <text:p text:style-name="P3"><text:span text:style-name="T7"/></text:p>
      <text:p text:style-name="P3"><text:span text:style-name="T3"><text:tab/>2. Buatlah </text:span><text:span text:style-name="T8">folder main</text:span><text:span text:style-name="T3"> dan </text:span><text:span text:style-name="T5">folder service</text:span><text:span text:style-name="T3"> didalam folder calculator !<text:line-break/><text:line-break/><text:tab/>3. Buatlah </text:span><text:span text:style-name="T5">folder impl</text:span><text:span text:style-name="T3"> di dalam folder service !<text:line-break/></text:span></text:p>
      <text:p text:style-name="P4"><text:tab/>4. Buatlah <text:s/>sebuah Interface dengan nama CalculatorService.java didalam <text:line-break/><text:tab/> <text:s text:c="3"/>folder service dan buatlah method didalamnya dengan fungsi calculator <text:line-break/><text:tab/> <text:s text:c="3"/>( tambah, kurang, kali, dan bagi) menggunakan type data Integer !<text:line-break/><text:line-break/><text:tab/>5. Buatlah Class yang mengimplementasi CalculatorService.java dengan <text:tab/> <text:s/><text:tab/> <text:s text:c="3"/>nama file CalculatorServiceImpl.java didalam folder impl !<text:span text:style-name="T9"><text:line-break/><text:line-break/></text:span><text:tab/>6. Buatlah Class Main untuk memanggil fungsi dari Interface dengan nama <text:line-break/><text:tab/> <text:s text:c="3"/>file MainClass.java didalam folder main !<text:line-break/><text:span text:style-name="T9"><text:line-break/></text:span><text:tab/>7. Compile Class Main menggunakan <text:span text:style-name="T4">javac -cp</text:span><text:span text:style-name="T6"> !<text:line-break/><text:tab/></text:span></text:p>
      <text:p text:style-name="P4"><text:span text:style-name="T11"><text:tab/>8. Running Class Main !<text:line-break/><text:line-break/><text:line-break/></text:span><text:span text:style-name="T12">Hasil Output :<text:line-break/><text:line-break/></text:span><text:span text:style-name="T10">Masukan Bilangan 1 : 100 </text:span><text:span text:style-name="T23">(input nominal) → ENTER</text:span><text:span text:style-name="T13"><text:line-break/><text:line-break/></text:span><text:span text:style-name="T21">Masukan Bilangan 2 : 50 </text:span><text:span text:style-name="T23">(input nominal) → ENTER</text:span><text:span text:style-name="T13"><text:line-break/><text:tab/></text:span></text:p>
      <text:p text:style-name="P4"><text:span text:style-name="T21">Masukan operator (+,-,*,/): / </text:span><text:span text:style-name="T23">(input fungsi yang sudah di tentukan) → ENTER</text:span><text:span text:style-name="T13"><text:line-break/><text:line-break/></text:span><text:span text:style-name="T21">Hasil perhitungan dari 100 / 50 = 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Standard" style:next-style-name="Text_20_body" style:class="chapter">
      <style:text-properties style:font-name="Century Gothic" fo:language="en" fo:country="US" fo:font-weight="bold" style:font-weight-asian="bold"/>
    </style:style>
    <style:style style:name="WW8Num12z0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2">
      <text:list-level-style-bullet text:level="1" text:style-name="WW8Num12z0" style:num-suffix="." text:bullet-char="o">
        <style:list-level-properties text:space-before="0.25in" text:min-label-width="0.25in"/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11-14T20:47:53</meta:creation-date>
    <dc:date>2011-11-14T23:04:27</dc:date>
    <dc:creator>izwan </dc:creator>
    <meta:editing-duration>PT01H30M08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1" meta:paragraph-count="6" meta:word-count="149" meta:character-count="1007"/>
  </office:meta>
</office:document-meta>
</file>